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text-properties fo:font-size="16pt" style:font-size-asian="16pt" style:font-size-complex="16pt"/>
    </style:style>
    <style:style style:name="P31" style:parent-style-name="Standard" style:family="paragraph"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text-properties fo:font-size="16pt" style:font-size-asian="16pt" style:font-size-complex="16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T64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Student Name:Mali Rutuja</text:p>
      <text:p text:style-name="P2">PRN.no:UCS22F2152</text:p>
      <text:p text:style-name="P3">Roll.no:152</text:p>
      <text:p text:style-name="P4"/>
      <text:p text:style-name="P5">Title:Create a cursor using PL/sql block of code</text:p>
      <text:p text:style-name="P6"/>
      <text:p text:style-name="P7"/>
      <text:p text:style-name="P8">Code:</text:p>
      <text:p text:style-name="P9">delimiter //</text:p>
      <text:p text:style-name="P10">create procedure std_copy()</text:p>
      <text:p text:style-name="P11">Begin</text:p>
      <text:p text:style-name="P12">Declare <text:s/>vfinished int default 0;</text:p>
      <text:p text:style-name="P13">Declare r int;</text:p>
      <text:p text:style-name="P14">Declare B<text:s/>varchar(30);</text:p>
      <text:p text:style-name="P15">Declare c date;</text:p>
      <text:p text:style-name="P16">Declare d date;</text:p>
      <text:p text:style-name="P17"/>
      <text:p text:style-name="P18"/>
      <text:p text:style-name="P19">declare c2 cursor for select * from student;</text:p>
      <text:p text:style-name="P20">declare continue handler for not found set vfinished=1;</text:p>
      <text:p text:style-name="P21"/>
      <text:p text:style-name="P22"/>
      <text:p text:style-name="P23">open c2;</text:p>
      <text:p text:style-name="P24">getdata:loop</text:p>
      <text:p text:style-name="P25"><text:s text:c="5"/>fetch <text:s/>c2 into r,B,c,d;</text:p>
      <text:p text:style-name="P26"><text:s text:c="5"/>if vfinished=1 then</text:p>
      <text:p text:style-name="P27"><text:s text:c="5"/>leave getdata;</text:p>
      <text:p text:style-name="P28"><text:s text:c="5"/>end if;</text:p>
      <text:p text:style-name="P29"/>
      <text:p text:style-name="P30">insert into std_copy values(r,B,c,d);</text:p>
      <text:p text:style-name="P31"><text:s text:c="4"/>end loop getdata;</text:p>
      <text:p text:style-name="P32"><text:s text:c="4"/>close c2;</text:p>
      <text:p text:style-name="P33"><text:s text:c="4"/>end;</text:p>
      <text:p text:style-name="P34"><text:s text:c="4"/></text:p>
      <text:p text:style-name="P35">End//</text:p>
      <text:p text:style-name="P36">delimiter ;</text:p>
      <text:p text:style-name="P37"/>
      <text:p text:style-name="P38"/>
      <text:p text:style-name="P39"/>
      <text:p text:style-name="P40"/>
      <text:p text:style-name="P41">Output:</text:p>
      <text:p text:style-name="P42">mysql&gt; select *from std_copy;</text:p>
      <text:p text:style-name="P43">Empty set (0.00 sec)</text:p>
      <text:p text:style-name="P44"/>
      <text:p text:style-name="P45">mysql&gt; select *from student;</text:p>
      <text:p text:style-name="P46">+------+------+------------+------------+</text:p>
      <text:p text:style-name="P47">|<text:s/>r_no | Bid <text:s/>| Doi <text:s text:c="7"/>| Dor <text:s text:c="7"/>|</text:p>
      <text:p text:style-name="P48">+------+------+------------+------------+</text:p>
      <text:p text:style-name="P49">| <text:s text:c="3"/>1 | a1 <text:s text:c="2"/>| 1022-10-10 | NULL <text:s text:c="6"/>|</text:p>
      <text:p text:style-name="P50">| <text:s text:c="3"/>2 | a2 <text:s text:c="2"/>| 2023-10-10 | 2023-11-11 |</text:p>
      <text:p text:style-name="P51">+------+------+------------+------------+</text:p>
      <text:p text:style-name="P52">2 rows in set (0.00 sec)</text:p>
      <text:p text:style-name="P53"/>
      <text:p text:style-name="P54">mysql&gt; call<text:s/>std_copy;</text:p>
      <text:p text:style-name="P55">Query OK, 0 rows affected (0.23 sec)</text:p>
      <text:p text:style-name="P56"/>
      <text:p text:style-name="P57">mysql&gt; select *from std_copy;</text:p>
      <text:p text:style-name="P58">+------+------+------------+------------+</text:p>
      <text:p text:style-name="P59">| r_no | Bid <text:s/>| Doi <text:s text:c="7"/>| Dor <text:s text:c="7"/>|</text:p>
      <text:p text:style-name="P60">+------+------+------------+------------+</text:p>
      <text:p text:style-name="P61">| <text:s text:c="3"/>1 | a1 <text:s text:c="2"/>| 1022-10-10 | NULL <text:s text:c="6"/>|</text:p>
      <text:p text:style-name="P62">| <text:s text:c="3"/>2 | a2 <text:s text:c="2"/>| 2023-10-10 | 2023-11-11 |</text:p>
      <text:p text:style-name="P63">+------+------+------------+------------+</text:p>
      <text:p text:style-name="Standard"><text:span text:style-name="T64">2 rows in set (0.00 se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P</meta:initial-creator>
    <dc:creator>snehalwaghaskar2003@gmail.com</dc:creator>
    <meta:creation-date>2023-06-05T03:35:00Z</meta:creation-date>
    <dc:date>2023-06-05T03:35:00Z</dc:date>
    <meta:template xlink:href="Normal" xlink:type="simple"/>
    <meta:editing-cycles>2</meta:editing-cycles>
    <meta:editing-duration>PT0S</meta:editing-duration>
    <meta:document-statistic meta:page-count="2" meta:paragraph-count="2" meta:word-count="197" meta:character-count="1321" meta:row-count="9" meta:non-whitespace-character-count="1126"/>
  </office:meta>
</office:document-meta>
</file>